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3aa" officeooo:paragraph-rsid="000ff3aa"/>
    </style:style>
    <style:style style:name="P2" style:family="paragraph" style:parent-style-name="Standard">
      <style:text-properties officeooo:rsid="000ff3aa" officeooo:paragraph-rsid="000ff3aa"/>
    </style:style>
    <style:style style:name="P3" style:family="paragraph" style:parent-style-name="Standard">
      <style:text-properties fo:color="#ce181e" officeooo:rsid="000ff3aa" officeooo:paragraph-rsid="000ff3aa"/>
    </style:style>
    <style:style style:name="T1" style:family="text">
      <style:text-properties fo:color="#ebebeb" style:font-name="Monospace" fo:font-size="10pt" style:font-size-asian="10pt"/>
    </style:style>
    <style:style style:name="T2" style:family="text">
      <style:text-properties fo:color="#ce181e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veil de l’ecran avec un appuie sur le bouton Next</text:p>
      <text:p text:style-name="P1"/>
      <text:p text:style-name="P1">Défile le menu avec le bouton next </text:p>
      <text:p text:style-name="P1"/>
      <text:p text:style-name="P1">Selection dans le menu avec le bouton Valid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24:11.635877363</meta:creation-date>
    <dc:date>2020-02-22T11:31:30.095618058</dc:date>
    <meta:editing-duration>PT6H30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5" meta:character-count="129" meta:non-whitespace-character-count="106"/>
  </office:meta>
</office:document-meta>
</file>